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3.2772in"/>
    </style:style>
    <style:style style:name="co5" style:family="table-column">
      <style:table-column-properties fo:break-before="auto" style:column-width="2.0862in"/>
    </style:style>
    <style:style style:name="co6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F143" table:end-x="0.985in" table:end-y="0.0185in" draw:z-index="0" draw:style-name="gr1" svg:width="7.711in" svg:height="23.2921in" svg:x="1.6654in" svg:y="0.0189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office:value-type="string">
            <text:p><text:s/>n= 10000000 <text:s/>tango: 736 splay: 58</text:p>
          </table:table-cell>
          <table:table-cell table:number-columns-repeated="1023"/>
        </table:table-row>
        <table:table-row table:style-name="ro1" table:number-rows-repeated="122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1. n= 1000 tango: 101 splay: 4</text:p>
          </table:table-cell>
          <table:table-cell table:number-columns-repeated="1023"/>
        </table:table-row>
        <table:table-row table:style-name="ro1">
          <table:table-cell office:value-type="string">
            <text:p>2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3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4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5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6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7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8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9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0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2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3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4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6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7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8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9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0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 tango: 126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 tango: 124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4. n= 100000 tango: 12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6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0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137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130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129 splay: 5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138 splay: 5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13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55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152 splay: 4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153 splay: 4</text:p>
          </table:table-cell>
          <table:table-cell table:number-columns-repeated="1023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ynamic finger k = 2</text:p>
          </table:table-cell>
          <table:table-cell table:number-columns-repeated="1023"/>
        </table:table-row>
        <table:table-row table:style-name="ro1">
          <table:table-cell office:value-type="string">
            <text:p>1. n= 1000 tango: 72 splay: 1</text:p>
          </table:table-cell>
          <table:table-cell table:number-columns-repeated="3"/>
          <table:table-cell office:value-type="string">
            <text:p>1 k= 2 tango: 77 splay: 6</text:p>
          </table:table-cell>
          <table:table-cell table:number-columns-repeated="1019"/>
        </table:table-row>
        <table:table-row table:style-name="ro1">
          <table:table-cell office:value-type="string">
            <text:p>2. n= 1000 tango: 58 splay: 1</text:p>
          </table:table-cell>
          <table:table-cell table:number-columns-repeated="3"/>
          <table:table-cell office:value-type="string">
            <text:p>1 k= 4 tango: 109 splay: 9</text:p>
          </table:table-cell>
          <table:table-cell table:number-columns-repeated="1019"/>
        </table:table-row>
        <table:table-row table:style-name="ro1">
          <table:table-cell office:value-type="string">
            <text:p>3. n= 1000 tango: 55 splay: 1</text:p>
          </table:table-cell>
          <table:table-cell table:number-columns-repeated="3"/>
          <table:table-cell office:value-type="string">
            <text:p>1 k= 8 tango: 69 splay: 14</text:p>
          </table:table-cell>
          <table:table-cell table:number-columns-repeated="1019"/>
        </table:table-row>
        <table:table-row table:style-name="ro1">
          <table:table-cell office:value-type="string">
            <text:p>1. n= 10000 tango: 55 splay: 1</text:p>
          </table:table-cell>
          <table:table-cell table:number-columns-repeated="3"/>
          <table:table-cell office:value-type="string">
            <text:p>1 k= 16 tango: 63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 tango: 56 splay: 1</text:p>
          </table:table-cell>
          <table:table-cell table:number-columns-repeated="3"/>
          <table:table-cell office:value-type="string">
            <text:p>1 k= 32 tango: 62 splay: 17</text:p>
          </table:table-cell>
          <table:table-cell table:number-columns-repeated="1019"/>
        </table:table-row>
        <table:table-row table:style-name="ro1">
          <table:table-cell office:value-type="string">
            <text:p>3. n= 10000 tango: 55 splay: 2</text:p>
          </table:table-cell>
          <table:table-cell table:number-columns-repeated="3"/>
          <table:table-cell office:value-type="string">
            <text:p>1 k= 64 tango: 64 splay: 17</text:p>
          </table:table-cell>
          <table:table-cell table:number-columns-repeated="1019"/>
        </table:table-row>
        <table:table-row table:style-name="ro1">
          <table:table-cell office:value-type="string">
            <text:p>1. n= 100000 tango: 68 splay: 2</text:p>
          </table:table-cell>
          <table:table-cell table:number-columns-repeated="3"/>
          <table:table-cell office:value-type="string">
            <text:p>1 k= 128 tango: 64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0 tango: 64 splay: 2</text:p>
          </table:table-cell>
          <table:table-cell table:number-columns-repeated="3"/>
          <table:table-cell office:value-type="string">
            <text:p>1 k= 256 tango: 88 splay: 20</text:p>
          </table:table-cell>
          <table:table-cell table:number-columns-repeated="1019"/>
        </table:table-row>
        <table:table-row table:style-name="ro1">
          <table:table-cell office:value-type="string">
            <text:p>3. n= 100000 tango: 65 splay: 2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73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81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83 splay: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..</text:p>
          </table:table-cell>
          <table:table-cell table:number-columns-repeated="1020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office:value-type="string">
            <text:p>working set 5%</text:p>
          </table:table-cell>
          <table:table-cell table:number-columns-repeated="2"/>
          <table:table-cell office:value-type="string">
            <text:p>working set 5, 10, 20,30,40, 50, 60, 70, 80, 90, 100</text:p>
          </table:table-cell>
          <table:table-cell table:number-columns-repeated="1020"/>
        </table:table-row>
        <table:table-row table:style-name="ro1">
          <table:table-cell office:value-type="string">
            <text:p><text:s/>n= 1000 tango: 97 splay: 3</text:p>
          </table:table-cell>
          <table:table-cell table:number-columns-repeated="2"/>
          <table:table-cell office:value-type="string">
            <text:p><text:s text:c="2"/>5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 tango: 172 splay: 5</text:p>
          </table:table-cell>
          <table:table-cell table:number-columns-repeated="2"/>
          <table:table-cell office:value-type="string">
            <text:p>1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 tango: 276 splay: 11</text:p>
          </table:table-cell>
          <table:table-cell table:number-columns-repeated="2"/>
          <table:table-cell office:value-type="string">
            <text:p>2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0 tango: 416 splay: 29</text:p>
          </table:table-cell>
          <table:table-cell table:number-columns-repeated="2"/>
          <table:table-cell office:value-type="string">
            <text:p>3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00 tango: 640 splay: 62</text:p>
          </table:table-cell>
          <table:table-cell table:number-columns-repeated="2"/>
          <table:table-cell office:value-type="string">
            <text:p>40 <text:s/>tango: 5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5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6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7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80 <text:s/>tango: 65 splay: 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90 <text:s/>tango: 6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0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ILD SUCCESSFUL (total time: 14 m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<text:s/>n= 1000 m= 40 a= 10tango: 57930splay: 105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 m= 40 a= 10tango: 44272splay: 102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10tango: 49670splay: 120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10tango: 62289splay: 116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0tango: 60137splay: 132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10tango: 152053splay: 1558</text:p>
          </table:table-cell>
          <table:table-cell table:number-columns-repeated="1023"/>
        </table:table-row>
        <table:table-row table:style-name="ro1">
          <table:table-cell office:value-type="string">
            <text:p><text:s/>n= 10000000 m= 40 a= 8tango: 60520splay: 117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9tango: 58923splay: 141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0tango: 54993splay: 142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1tango: 56133splay: 1459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2tango: 50946splay: 1529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3tango: 70390splay: 1626</text:p>
          </table:table-cell>
          <table:table-cell table:number-columns-repeated="1023"/>
        </table:table-row>
        <table:table-row table:style-name="ro1">
          <table:table-cell office:value-type="string">
            <text:p><text:s/>n= 10000000 m= 40 a= 14tango: 51121splay: 164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5tango: 58232splay: 164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6tango: 72021splay: 1385</text:p>
          </table:table-cell>
          <table:table-cell table:number-columns-repeated="1023"/>
        </table:table-row>
        <table:table-row table:style-name="ro1">
          <table:table-cell office:value-type="string">
            <text:p><text:s/>n= 10000000 m= 40 a= 17tango: 55223splay: 173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8tango: 53927splay: 173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9tango: 54174splay: 175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0tango: 55950splay: 181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<text:s text:c="5"/></text:p>
          </table:table-cell>
          <table:table-cell table:number-columns-repeated="1023"/>
        </table:table-row>
        <table:table-row table:style-name="ro1" table:number-rows-repeated="62">
          <table:table-cell table:number-columns-repeated="1024"/>
        </table:table-row>
        <table:table-row table:style-name="ro1">
          <table:table-cell office:value-type="string">
            <text:p>kleinstesGrößtes</text:p>
          </table:table-cell>
          <table:table-cell table:number-columns-repeated="1023"/>
        </table:table-row>
        <table:table-row table:style-name="ro1">
          <table:table-cell office:value-type="string">
            <text:p>. n= 1000 tango: 13 splay: 0</text:p>
          </table:table-cell>
          <table:table-cell table:number-columns-repeated="1023"/>
        </table:table-row>
        <table:table-row table:style-name="ro1">
          <table:table-cell office:value-type="string">
            <text:p>. n= 1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6000000 tango: 16 splay: 0</text:p>
          </table:table-cell>
          <table:table-cell table:number-columns-repeated="1023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office:value-type="string">
            <text:p>sorted Aufsteigend</text:p>
          </table:table-cell>
          <table:table-cell table:number-columns-repeated="4"/>
          <table:table-cell office:value-type="string">
            <text:p>Sorted Abteigend</text:p>
          </table:table-cell>
          <table:table-cell table:number-columns-repeated="7"/>
          <table:table-cell office:value-type="string">
            <text:p>sorted AufAbsteigend</text:p>
          </table:table-cell>
          <table:table-cell table:number-columns-repeated="1010"/>
        </table:table-row>
        <table:table-row table:style-name="ro1">
          <table:table-cell office:value-type="string">
            <text:p>. n= 1000 tango: 0 splay: 0</text:p>
          </table:table-cell>
          <table:table-cell table:number-columns-repeated="4"/>
          <table:table-cell office:value-type="string">
            <text:p>. n= 1000 tango: 0 splay: 0</text:p>
          </table:table-cell>
          <table:table-cell table:number-columns-repeated="7"/>
          <table:table-cell office:value-type="string">
            <text:p>. n= 1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 tango: 0 splay: 0</text:p>
          </table:table-cell>
          <table:table-cell table:number-columns-repeated="4"/>
          <table:table-cell office:value-type="string">
            <text:p>. n= 10000 tango: 0 splay: 0</text:p>
          </table:table-cell>
          <table:table-cell table:number-columns-repeated="7"/>
          <table:table-cell office:value-type="string">
            <text:p>. n= 10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0 tango: 4 splay: 0</text:p>
          </table:table-cell>
          <table:table-cell table:number-columns-repeated="4"/>
          <table:table-cell office:value-type="string">
            <text:p>. n= 100000 tango: 3 splay: 0</text:p>
          </table:table-cell>
          <table:table-cell table:number-columns-repeated="7"/>
          <table:table-cell office:value-type="string">
            <text:p>. n= 100000 tango: 9 splay: 0</text:p>
          </table:table-cell>
          <table:table-cell table:number-columns-repeated="1010"/>
        </table:table-row>
        <table:table-row table:style-name="ro1">
          <table:table-cell office:value-type="string">
            <text:p>. n= 1000000 tango: 46 splay: 3</text:p>
          </table:table-cell>
          <table:table-cell table:number-columns-repeated="4"/>
          <table:table-cell office:value-type="string">
            <text:p>. n= 1000000 tango: 48 splay: 5</text:p>
          </table:table-cell>
          <table:table-cell table:number-columns-repeated="7"/>
          <table:table-cell office:value-type="string">
            <text:p>. n= 1000000 tango: 147 splay: 4</text:p>
          </table:table-cell>
          <table:table-cell table:number-columns-repeated="1010"/>
        </table:table-row>
        <table:table-row table:style-name="ro1">
          <table:table-cell office:value-type="string">
            <text:p>. n= 10000000 tango: 483 splay: 43</text:p>
          </table:table-cell>
          <table:table-cell table:number-columns-repeated="4"/>
          <table:table-cell office:value-type="string">
            <text:p>. n= 10000000 tango: 319 splay: 47</text:p>
          </table:table-cell>
          <table:table-cell table:number-columns-repeated="7"/>
          <table:table-cell office:value-type="string">
            <text:p>. n= 10000000 tango: 754 splay: 21</text:p>
          </table:table-cell>
          <table:table-cell table:number-columns-repeated="1010"/>
        </table:table-row>
        <table:table-row table:style-name="ro1">
          <table:table-cell office:value-type="string">
            <text:p>. n= 16000000 tango: 761 splay: 73</text:p>
          </table:table-cell>
          <table:table-cell table:number-columns-repeated="4"/>
          <table:table-cell office:value-type="string">
            <text:p>. n= 16000000 tango: 686 splay: 90</text:p>
          </table:table-cell>
          <table:table-cell table:number-columns-repeated="7"/>
          <table:table-cell office:value-type="string">
            <text:p>. n= 16000000 tango: 4611 splay: 36</text:p>
          </table:table-cell>
          <table:table-cell table:number-columns-repeated="1010"/>
        </table:table-row>
        <table:table-row table:style-name="ro1" table:number-rows-repeated="391">
          <table:table-cell table:number-columns-repeated="1024"/>
        </table:table-row>
        <table:table-row table:style-name="ro1">
          <table:table-cell office:value-type="string">
            <text:p>dyn finger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= 1000 m= 40 a= 2tango: 28189splay: 55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 m= 40 a= 2tango: 28716splay: 9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2tango: 31849splay: 83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2tango: 37091splay: 127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tango: 80892splay: 614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2tango: 80874splay: 556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4tango: 81553splay: 781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8tango: 67803splay: 1291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6tango: 49820splay: 627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32tango: 49357splay: 608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64tango: 45408splay: 446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28tango: 43852splay: 434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56tango: 60794splay: 374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<text:s text:c="2"/>n= 1000 m= 40 a= 2tango: 27021splay: 541</text:p>
          </table:table-cell>
          <table:table-cell table:number-columns-repeated="2"/>
          <table:table-cell office:value-type="string">
            <text:p><text:s/>n= 10000000 m= 40 a= 3tango: 75503splay: 7064</text:p>
            <text:p><text:s text:c="2"/>n= 10000000 m= 40 a= 4tango: 69207splay: 8570</text:p>
            <text:p><text:s text:c="2"/>n= 10000000 m= 40 a= 5tango: 81692splay: 10260</text:p>
            <text:p><text:s text:c="2"/>n= 10000000 m= 40 a= 6tango: 75093splay: 10923</text:p>
            <text:p><text:s text:c="2"/>n= 10000000 m= 40 a= 7tango: 85753splay: 10768</text:p>
            <text:p><text:s text:c="2"/>n= 10000000 m= 40 a= 8tango: 67729splay: 11666</text:p>
            <text:p><text:s text:c="2"/>n= 10000000 m= 40 a= 9tango: 93533splay: 11876</text:p>
            <text:p><text:s text:c="2"/>n= 10000000 m= 40 a= 10tango: 93152splay: 12658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= 10000 m= 40 a= 2tango: 29197splay: 86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2tango: 33359splay: 86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2tango: 35926splay: 119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tango: 82723splay: 505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2tango: 80183splay: 504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4tango: 78382splay: 833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8tango: 76901splay: 1164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6tango: 53693splay: 59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32tango: 54017splay: 653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64tango: 44962splay: 384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28tango: 43373splay: 3510B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9/01/2020</text:date>, <text:time>14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9H7M33S</meta:editing-duration>
    <meta:editing-cycles>33</meta:editing-cycles>
    <meta:generator>OpenOffice/4.1.7$Win32 OpenOffice.org_project/417m1$Build-9800</meta:generator>
    <dc:date>2020-09-01T14:40:19.36</dc:date>
    <dc:creator>andreas </dc:creator>
    <meta:document-statistic meta:table-count="3" meta:cell-count="16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09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